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6.6626in"/>
    </style:style>
    <style:style style:name="co8" style:family="table-column">
      <style:table-column-properties fo:break-before="auto" style:column-width="2.287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2.308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0.5398in"/>
    </style:style>
    <style:style style:name="co19" style:family="table-column">
      <style:table-column-properties fo:break-before="auto" style:column-width="0.195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e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hop_lat</text:p>
          </table:table-cell>
          <table:table-cell office:value-type="string" calcext:value-type="string">
            <text:p>shop_lon</text:p>
          </table:table-cell>
          <table:table-cell table:style-name="Default" office:value-type="string" calcext:value-type="string">
            <text:p>query_date_from</text:p>
          </table:table-cell>
          <table:table-cell table:style-name="Default" office:value-type="string" calcext:value-type="string">
            <text:p>query_date_to</text:p>
          </table:table-cell>
          <table:table-cell office:value-type="string" calcext:value-type="string">
            <text:p>query_radiu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enue_lat</text:p>
          </table:table-cell>
          <table:table-cell office:value-type="string" calcext:value-type="string">
            <text:p>venue_l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enue_type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estimated_capacity</text:p>
          </table:table-cell>
          <table:table-cell office:value-type="string" calcext:value-type="string">
            <text:p>confidence_score</text:p>
          </table:table-cell>
          <table:table-cell office:value-type="string" calcext:value-type="string">
            <text:p>impact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Marche de la Creation Edgar Quinet - Sunday art and craft market</text:p>
          </table:table-cell>
          <table:table-cell office:value-type="date" office:date-value="2026-01-18" calcext:value-type="date">
            <text:p>2026-01-18</text:p>
          </table:table-cell>
          <table:table-cell table:style-name="ce2" office:value-type="string" calcext:value-type="string">
            <text:p>10:00</text:p>
          </table:table-cell>
          <table:table-cell office:value-type="string" calcext:value-type="string">
            <text:p>Boulevard Edgar Quinet</text:p>
          </table:table-cell>
          <table:table-cell office:value-type="string" calcext:value-type="string">
            <text:p><text:s/>between Rue du Depart and no. 36</text:p>
          </table:table-cell>
          <table:table-cell office:value-type="float" office:value="48.8422" calcext:value-type="float">
            <text:p>48.8422</text:p>
          </table:table-cell>
          <table:table-cell office:value-type="float" office:value="2.3249" calcext:value-type="float">
            <text:p>2.324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market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February 2026 - pre-hike stock-up window opening day (14 days before hike)</text:p>
          </table:table-cell>
          <table:table-cell office:value-type="date" office:date-value="2026-01-18" calcext:value-type="date">
            <text:p>2026-01-1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February 2026 - LAST DAY before hike</text:p>
          </table:table-cell>
          <table:table-cell table:style-name="Default" office:value-type="string" calcext:value-type="string">
            <text:p><text:s/>maximum stock-up urgency</text:p>
          </table:table-cell>
          <table:table-cell table:style-name="ce1" office:value-type="date" office:date-value="2026-01-31" calcext:value-type="date">
            <text:p>2026-01-3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Marche Edgar Quinet - Saturday food market</text:p>
          </table:table-cell>
          <table:table-cell office:value-type="date" office:date-value="2026-01-31" calcext:value-type="date">
            <text:p>2026-01-31</text:p>
          </table:table-cell>
          <table:table-cell table:style-name="ce2" office:value-type="string" calcext:value-type="string">
            <text:p>07:00</text:p>
          </table:table-cell>
          <table:table-cell office:value-type="string" calcext:value-type="string">
            <text:p>Boulevard Edgar Quinet</text:p>
          </table:table-cell>
          <table:table-cell office:value-type="string" calcext:value-type="string">
            <text:p><text:s/>between Rue du Depart and no. 36</text:p>
          </table:table-cell>
          <table:table-cell office:value-type="float" office:value="48.8422" calcext:value-type="float">
            <text:p>48.8422</text:p>
          </table:table-cell>
          <table:table-cell office:value-type="float" office:value="2.3249" calcext:value-type="float">
            <text:p>2.324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market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rivate sector payday residual - payday was Friday 30 January</text:p>
          </table:table-cell>
          <table:table-cell office:value-type="date" office:date-value="2026-01-31" calcext:value-type="date">
            <text:p>2026-01-3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ost-hike price normalisation rebound day 3 - mixed/affluent area suppression ends by day 3</text:p>
          </table:table-cell>
          <table:table-cell office:value-type="date" office:date-value="2026-02-03" calcext:value-type="date">
            <text:p>2026-02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-RSA benefits payday approaching - 2 days before payment (5 February)</text:p>
          </table:table-cell>
          <table:table-cell office:value-type="date" office:date-value="2026-02-03" calcext:value-type="date">
            <text:p>2026-02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Marche Edgar Quinet - Wednesday food market</text:p>
          </table:table-cell>
          <table:table-cell office:value-type="date" office:date-value="2026-02-04" calcext:value-type="date">
            <text:p>2026-02-04</text:p>
          </table:table-cell>
          <table:table-cell table:style-name="ce2" office:value-type="string" calcext:value-type="string">
            <text:p>07:00</text:p>
          </table:table-cell>
          <table:table-cell office:value-type="string" calcext:value-type="string">
            <text:p>Boulevard Edgar Quinet</text:p>
          </table:table-cell>
          <table:table-cell office:value-type="string" calcext:value-type="string">
            <text:p><text:s/>between Rue du Depart and no. 36</text:p>
          </table:table-cell>
          <table:table-cell table:number-columns-repeated="2" office:value-type="float" office:value="48.8422" calcext:value-type="float">
            <text:p>48.8422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market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-RSA benefits payday - 1 day before payment (5 February)</text:p>
          </table:table-cell>
          <table:table-cell office:value-type="date" office:date-value="2026-02-04" calcext:value-type="date">
            <text:p>2026-02-04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eb_search</text:p>
          </table:table-cell>
          <table:table-cell office:value-type="string" calcext:value-type="string">
            <text:p>Six Nations 2026 - France vs Ireland pre-match day - Stade de France 5 February 21:10</text:p>
          </table:table-cell>
          <table:table-cell table:style-name="Default" office:value-type="string" calcext:value-type="string">
            <text:p><text:s/>bar and pre-match footfall build-up</text:p>
          </table:table-cell>
          <table:table-cell table:style-name="ce1" office:value-type="date" office:date-value="2026-02-04" calcext:value-type="date">
            <text:p>2026-02-04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cketing_site</text:p>
          </table:table-cell>
          <table:table-cell office:value-type="string" calcext:value-type="string">
            <text:p>Art de Yasmina Reza - final weekend run at Theatre Montparnasse (510m borderline)</text:p>
          </table:table-cell>
          <table:table-cell office:value-type="date" office:date-value="2026-03-06" calcext:value-type="date">
            <text:p>2026-03-06</text:p>
          </table:table-cell>
          <table:table-cell table:style-name="ce2" office:value-type="string" calcext:value-type="string">
            <text:p>21:00</text:p>
          </table:table-cell>
          <table:table-cell office:value-type="string" calcext:value-type="string">
            <text:p>31 Rue de la Gaite</text:p>
          </table:table-cell>
          <table:table-cell office:value-type="string" calcext:value-type="string">
            <text:p>Paris</text:p>
          </table:table-cell>
          <table:table-cell office:value-type="float" office:value="48.8408" calcext:value-type="float">
            <text:p>48.8408</text:p>
          </table:table-cell>
          <table:table-cell office:value-type="float" office:value="2.3221" calcext:value-type="float">
            <text:p>2.32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cketing_site</text:p>
          </table:table-cell>
          <table:table-cell office:value-type="string" calcext:value-type="string">
            <text:p>Thomas Marty nouveau spectacle - Gaite Montparnasse new Friday/Saturday run opens (541m borderline)</text:p>
          </table:table-cell>
          <table:table-cell office:value-type="date" office:date-value="2026-03-06" calcext:value-type="date">
            <text:p>2026-03-06</text:p>
          </table:table-cell>
          <table:table-cell table:style-name="ce2" office:value-type="string" calcext:value-type="string">
            <text:p>19:00</text:p>
          </table:table-cell>
          <table:table-cell office:value-type="string" calcext:value-type="string">
            <text:p>26 Rue de la Gaite</text:p>
          </table:table-cell>
          <table:table-cell office:value-type="string" calcext:value-type="string">
            <text:p>Paris</text:p>
          </table:table-cell>
          <table:table-cell office:value-type="float" office:value="48.8393" calcext:value-type="float">
            <text:p>48.8393</text:p>
          </table:table-cell>
          <table:table-cell office:value-type="float" office:value="2.3227" calcext:value-type="float">
            <text:p>2.322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400" calcext:value-type="float">
            <text:p>4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-RSA benefits payday residual - payday was 5 March (Thursday)</text:p>
          </table:table-cell>
          <table:table-cell office:value-type="date" office:date-value="2026-03-06" calcext:value-type="date">
            <text:p>2026-03-0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school holidays last Friday - families locally present (holidays end 9 March)</text:p>
          </table:table-cell>
          <table:table-cell office:value-type="date" office:date-value="2026-03-06" calcext:value-type="date">
            <text:p>2026-03-0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cketing_site</text:p>
          </table:table-cell>
          <table:table-cell office:value-type="string" calcext:value-type="string">
            <text:p>Oum Pa Pa Opus 2 - Ensemble D Cybeles one-off concert at Gaite Montparnasse (541m borderline)</text:p>
          </table:table-cell>
          <table:table-cell office:value-type="date" office:date-value="2026-03-12" calcext:value-type="date">
            <text:p>2026-03-12</text:p>
          </table:table-cell>
          <table:table-cell table:style-name="ce2" office:value-type="string" calcext:value-type="string">
            <text:p>19:00</text:p>
          </table:table-cell>
          <table:table-cell office:value-type="string" calcext:value-type="string">
            <text:p>26 Rue de la Gaite</text:p>
          </table:table-cell>
          <table:table-cell office:value-type="string" calcext:value-type="string">
            <text:p>Paris</text:p>
          </table:table-cell>
          <table:table-cell office:value-type="float" office:value="48.8393" calcext:value-type="float">
            <text:p>48.8393</text:p>
          </table:table-cell>
          <table:table-cell office:value-type="float" office:value="2.3227" calcext:value-type="float">
            <text:p>2.322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school return - school resumed Monday 9 March</text:p>
          </table:table-cell>
          <table:table-cell table:style-name="Default" office:value-type="string" calcext:value-type="string">
            <text:p><text:s/>routine local footfall re-established</text:p>
          </table:table-cell>
          <table:table-cell table:style-name="ce1" office:value-type="date" office:date-value="2026-03-12" calcext:value-type="date">
            <text:p>2026-03-1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float" office:value="48.84205" calcext:value-type="float">
            <text:p>48.84205</text:p>
          </table:table-cell>
          <table:table-cell office:value-type="float" office:value="2.3288" calcext:value-type="float">
            <text:p>2.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hool_holiday_wind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ublic sector payday 25th January 2026</text:p>
          </table:table-cell>
          <table:table-cell office:value-type="date" office:date-value="2026-01-25" calcext:value-type="date">
            <text:p>2026-01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s_article</text:p>
          </table:table-cell>
          <table:table-cell office:value-type="string" calcext:value-type="string">
            <text:p>26th Traversee de Paris Hivernale - vintage vehicle parade</text:p>
          </table:table-cell>
          <table:table-cell office:value-type="date" office:date-value="2026-01-25" calcext:value-type="date">
            <text:p>2026-01-25</text:p>
          </table:table-cell>
          <table:table-cell table:style-name="ce3" office:value-type="time" office:time-value="PT07H30M00S" calcext:value-type="time">
            <text:p>07:30:00 AM</text:p>
          </table:table-cell>
          <table:table-cell office:value-type="string" calcext:value-type="string">
            <text:p>Esplanade Saint-Louis du Chateau de Vincennes; 75012 Paris</text:p>
          </table:table-cell>
          <table:table-cell office:value-type="string" calcext:value-type="string">
            <text:p>Paris</text:p>
          </table:table-cell>
          <table:table-cell office:value-type="float" office:value="48.8453" calcext:value-type="float">
            <text:p>48.8453</text:p>
          </table:table-cell>
          <table:table-cell office:value-type="float" office:value="2.4353" calcext:value-type="float">
            <text:p>2.4353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street_route</text:p>
          </table:table-cell>
          <table:table-cell office:value-type="string" calcext:value-type="string">
            <text:p>parade</text:p>
          </table:table-cell>
          <table:table-cell office:value-type="float" office:value="5000" calcext:value-type="float">
            <text:p>5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s_article</text:p>
          </table:table-cell>
          <table:table-cell office:value-type="string" calcext:value-type="string">
            <text:p>Arctic cold front forecast - weather stock-up effect</text:p>
          </table:table-cell>
          <table:table-cell office:value-type="date" office:date-value="2026-01-25" calcext:value-type="date">
            <text:p>2026-01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ile-de-France region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ather_extrem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irst of month CAF/RSA social payments + post-January private sector payday</text:p>
          </table:table-cell>
          <table:table-cell office:value-type="date" office:date-value="2026-02-01" calcext:value-type="date">
            <text:p>2026-02-0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ublic sector payday 25th February 2026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9 - increased footfall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Winter school holidays Zone C Paris (Feb 14 - Mar 2 2026)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Zone C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irst of month CAF/RSA payments + last day winter school holidays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3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Last day winter school holidays Zone C Paris - pre-school-return stock-up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Zone C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School return from winter holidays Zone C Paris</text:p>
          </table:table-cell>
          <table:table-cell office:value-type="date" office:date-value="2026-03-03" calcext:value-type="date">
            <text:p>2026-03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Zone C school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return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5 - mid-Ramadan busy period</text:p>
          </table:table-cell>
          <table:table-cell office:value-type="date" office:date-value="2026-03-03" calcext:value-type="date">
            <text:p>2026-03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s_article</text:p>
          </table:table-cell>
          <table:table-cell office:value-type="string" calcext:value-type="string">
            <text:p>International Women Day feminist strike and march Paris - Stalingrad to Republique</text:p>
          </table:table-cell>
          <table:table-cell office:value-type="date" office:date-value="2026-03-08" calcext:value-type="date">
            <text:p>2026-03-08</text:p>
          </table:table-cell>
          <table:table-cell table:style-name="ce3" office:value-type="time" office:time-value="PT14H00M00S" calcext:value-type="time">
            <text:p>02:00:00 PM</text:p>
          </table:table-cell>
          <table:table-cell office:value-type="string" calcext:value-type="string">
            <text:p>Place de la Bataille de Stalingrad; 75019 Paris</text:p>
          </table:table-cell>
          <table:table-cell office:value-type="string" calcext:value-type="string">
            <text:p>Paris</text:p>
          </table:table-cell>
          <table:table-cell office:value-type="float" office:value="48.884" calcext:value-type="float">
            <text:p>48.884</text:p>
          </table:table-cell>
          <table:table-cell office:value-type="float" office:value="2.3674" calcext:value-type="float">
            <text:p>2.367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street_route</text:p>
          </table:table-cell>
          <table:table-cell office:value-type="string" calcext:value-type="string">
            <text:p>political_rally</text:p>
          </table:table-cell>
          <table:table-cell office:value-type="float" office:value="20000" calcext:value-type="float">
            <text:p>20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20 - increased evening footfall</text:p>
          </table:table-cell>
          <table:table-cell office:value-type="date" office:date-value="2026-03-08" calcext:value-type="date">
            <text:p>2026-03-0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alm Sunday 2026 - pre-Easter Sunday religious observance</text:p>
          </table:table-cell>
          <table:table-cell office:value-type="date" office:date-value="2026-03-29" calcext:value-type="date">
            <text:p>2026-03-29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lace de la Nation; 75011 Paris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igious_gatherin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s_article</text:p>
          </table:table-cell>
          <table:table-cell office:value-type="string" calcext:value-type="string">
            <text:p>Daylight Saving Time spring forward - clocks +1h overnight Sat 28 to Sun 29 March</text:p>
          </table:table-cell>
          <table:table-cell office:value-type="date" office:date-value="2026-03-29" calcext:value-type="date">
            <text:p>2026-03-29</text:p>
          </table:table-cell>
          <table:table-cell table:style-name="ce3" office:value-type="time" office:time-value="PT02H00M00S" calcext:value-type="time">
            <text:p>02:00:00 AM</text:p>
          </table:table-cell>
          <table:table-cell office:value-type="string" calcext:value-type="string">
            <text:p>France national</text:p>
          </table:table-cell>
          <table:table-cell office:value-type="string" calcext:value-type="string">
            <text:p>Paris</text:p>
          </table:table-cell>
          <table:table-cell office:value-type="float" office:value="48.8494" calcext:value-type="float">
            <text:p>48.8494</text:p>
          </table:table-cell>
          <table:table-cell office:value-type="float" office:value="2.39536" calcext:value-type="float">
            <text:p>2.3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Theatre de la Ville - season show running Jan 6-24 2026 at Sarah Bernhardt (multi-show Sunday)</text:p>
          </table:table-cell>
          <table:table-cell office:value-type="date" office:date-value="2026-01-11" calcext:value-type="date">
            <text:p>2026-01-11</text:p>
          </table:table-cell>
          <table:table-cell table:style-name="ce3" office:value-type="time" office:time-value="PT15H00M00S" calcext:value-type="time">
            <text:p>03:00:00 PM</text:p>
          </table:table-cell>
          <table:table-cell office:value-type="string" calcext:value-type="string">
            <text:p>Place du Chatelet; 75004 Paris</text:p>
          </table:table-cell>
          <table:table-cell office:value-type="string" calcext:value-type="string">
            <text:p>Paris</text:p>
          </table:table-cell>
          <table:table-cell office:value-type="float" office:value="48.8558" calcext:value-type="float">
            <text:p>48.8558</text:p>
          </table:table-cell>
          <table:table-cell office:value-type="float" office:value="2.3478" calcext:value-type="float">
            <text:p>2.347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800" calcext:value-type="float">
            <text:p>8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Theatre du Chatelet - La Cage aux Folles final performance was 10 Jan; post-show tourist residual + Sunday cultural footfall</text:p>
          </table:table-cell>
          <table:table-cell office:value-type="date" office:date-value="2026-01-11" calcext:value-type="date">
            <text:p>2026-01-1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1 Place du Chatelet; 75001 Paris</text:p>
          </table:table-cell>
          <table:table-cell office:value-type="string" calcext:value-type="string">
            <text:p>Paris</text:p>
          </table:table-cell>
          <table:table-cell office:value-type="float" office:value="48.8584" calcext:value-type="float">
            <text:p>48.8584</text:p>
          </table:table-cell>
          <table:table-cell office:value-type="float" office:value="2.3471" calcext:value-type="float">
            <text:p>2.347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other</text:p>
          </table:table-cell>
          <table:table-cell office:value-type="float" office:value="2000" calcext:value-type="float">
            <text:p>20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Theatre du Chatelet - L Annonce faite a Marie opera (28 Jan - 3 Feb 2026) + young audience matinees 31 Jan-2 Feb</text:p>
          </table:table-cell>
          <table:table-cell office:value-type="date" office:date-value="2026-02-01" calcext:value-type="date">
            <text:p>2026-02-01</text:p>
          </table:table-cell>
          <table:table-cell table:style-name="ce3" office:value-type="time" office:time-value="PT14H00M00S" calcext:value-type="time">
            <text:p>02:00:00 PM</text:p>
          </table:table-cell>
          <table:table-cell office:value-type="string" calcext:value-type="string">
            <text:p>1 Place du Chatelet; 75001 Paris</text:p>
          </table:table-cell>
          <table:table-cell office:value-type="string" calcext:value-type="string">
            <text:p>Paris</text:p>
          </table:table-cell>
          <table:table-cell office:value-type="float" office:value="48.8584" calcext:value-type="float">
            <text:p>48.8584</text:p>
          </table:table-cell>
          <table:table-cell office:value-type="float" office:value="2.3471" calcext:value-type="float">
            <text:p>2.347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February 2026 - last-minute morning stock-up before price update at buralist</text:p>
          </table:table-cell>
          <table:table-cell office:value-type="date" office:date-value="2026-02-01" calcext:value-type="date">
            <text:p>2026-02-0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school holidays start Sat 21 Feb - tourist influx in 4e arrondissement peaks this week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B school holidays ongoing (started 14 Feb) - additional tourist visitors from Zones A+B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re-hike stock-up window day 1 (affluent/tourist zone = 3-5 day window)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school holidays + Zone B holidays - continued tourist influx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ublic sector payday approximately 25 February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re-hike stock-up day 2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+ Zone B school holidays - tourist influx continues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re-hike stock-up day 3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rivate sector payday Friday 27 February (last working day of month)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EAK pre-hike stock-up day 4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+ Zone B school holidays - Saturday tourist peak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LAST DAY before hike; maximum stock-up urgency</text:p>
          </table:table-cell>
          <table:table-cell office:value-type="date" office:date-value="2026-02-28" calcext:value-type="date">
            <text:p>2026-02-2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C + Zone B school holidays - Saturday tourist peak + payday weekend</text:p>
          </table:table-cell>
          <table:table-cell office:value-type="date" office:date-value="2026-02-28" calcext:value-type="date">
            <text:p>2026-02-2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rivate sector payday residual - payday was Friday 27 Feb</text:p>
          </table:table-cell>
          <table:table-cell office:value-type="date" office:date-value="2026-02-28" calcext:value-type="date">
            <text:p>2026-02-2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Eid al-Fitr 2026 - confirmed by CFCM and Grande Mosquee de Paris as Friday 20 March 2026</text:p>
          </table:table-cell>
          <table:table-cell office:value-type="date" office:date-value="2026-03-20" calcext:value-type="date">
            <text:p>2026-03-20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5811" calcext:value-type="float">
            <text:p>48.85811</text:p>
          </table:table-cell>
          <table:table-cell office:value-type="float" office:value="2.35194" calcext:value-type="float">
            <text:p>2.35194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Theatre de la Ville - Madame Bovary by Christophe Honore - OPENING NIGHT at Sarah Bernhardt (397m)</text:p>
          </table:table-cell>
          <table:table-cell office:value-type="date" office:date-value="2026-03-20" calcext:value-type="date">
            <text:p>2026-03-20</text:p>
          </table:table-cell>
          <table:table-cell table:style-name="ce3" office:value-type="time" office:time-value="PT17H00M00S" calcext:value-type="time">
            <text:p>05:00:00 PM</text:p>
          </table:table-cell>
          <table:table-cell office:value-type="string" calcext:value-type="string">
            <text:p>Place du Chatelet; 75004 Paris</text:p>
          </table:table-cell>
          <table:table-cell office:value-type="string" calcext:value-type="string">
            <text:p>Paris</text:p>
          </table:table-cell>
          <table:table-cell office:value-type="float" office:value="48.8558" calcext:value-type="float">
            <text:p>48.8558</text:p>
          </table:table-cell>
          <table:table-cell office:value-type="float" office:value="2.3478" calcext:value-type="float">
            <text:p>2.347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concert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cketing_site</text:p>
          </table:table-cell>
          <table:table-cell office:value-type="string" calcext:value-type="string">
            <text:p>Hakim Jemili Fatigue stand-up comedy show at Grand Rex Paris</text:p>
          </table:table-cell>
          <table:table-cell office:value-type="date" office:date-value="2026-01-22" calcext:value-type="date">
            <text:p>2026-01-22</text:p>
          </table:table-cell>
          <table:table-cell table:style-name="ce3" office:value-type="time" office:time-value="PT20H00M00S" calcext:value-type="time">
            <text:p>08:00:00 PM</text:p>
          </table:table-cell>
          <table:table-cell office:value-type="string" calcext:value-type="string">
            <text:p>1 Boulevard Poissoniere; 75002 Paris</text:p>
          </table:table-cell>
          <table:table-cell office:value-type="string" calcext:value-type="string">
            <text:p>Paris</text:p>
          </table:table-cell>
          <table:table-cell office:value-type="float" office:value="48.87" calcext:value-type="float">
            <text:p>48.87</text:p>
          </table:table-cell>
          <table:table-cell office:value-type="float" office:value="2.3523" calcext:value-type="float">
            <text:p>2.352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oncert_hall</text:p>
          </table:table-cell>
          <table:table-cell office:value-type="string" calcext:value-type="string">
            <text:p>concert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ost-hike rebound day 2 after 1 February 2026 tobacco price hike — working-class zone with urgent buyers normalises fast</text:p>
          </table:table-cell>
          <table:table-cell office:value-type="date" office:date-value="2026-02-03" calcext:value-type="date">
            <text:p>2026-02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-RSA payday approaching — 2 days before benefits payment (5 February)</text:p>
          </table:table-cell>
          <table:table-cell office:value-type="date" office:date-value="2026-02-03" calcext:value-type="date">
            <text:p>2026-02-0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Les Musiques de Joe Hisaishi en Concert Symphonique (Studio Ghibli) - OPENING NIGHT at Grand Rex (348m); Zone A school holidays family audience</text:p>
          </table:table-cell>
          <table:table-cell office:value-type="date" office:date-value="2026-02-11" calcext:value-type="date">
            <text:p>2026-02-11</text:p>
          </table:table-cell>
          <table:table-cell table:style-name="ce3" office:value-type="time" office:time-value="PT20H00M00S" calcext:value-type="time">
            <text:p>08:00:00 PM</text:p>
          </table:table-cell>
          <table:table-cell office:value-type="string" calcext:value-type="string">
            <text:p>1 Boulevard Poissoniere; 75002 Paris</text:p>
          </table:table-cell>
          <table:table-cell office:value-type="string" calcext:value-type="string">
            <text:p>Paris</text:p>
          </table:table-cell>
          <table:table-cell office:value-type="float" office:value="48.87" calcext:value-type="float">
            <text:p>48.87</text:p>
          </table:table-cell>
          <table:table-cell office:value-type="float" office:value="2.3523" calcext:value-type="float">
            <text:p>2.352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oncert_hall</text:p>
          </table:table-cell>
          <table:table-cell office:value-type="string" calcext:value-type="string">
            <text:p>concert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A school holidays window (started 7 Feb) - family visitors boosting footfall near Grand Rex</text:p>
          </table:table-cell>
          <table:table-cell office:value-type="date" office:date-value="2026-02-11" calcext:value-type="date">
            <text:p>2026-02-11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re-hike stock-up day 3 (working-class zone 14-day window)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ublic sector payday approximately 25 February - residual day 1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B and Zone C school holidays - elevated local and tourist footfall; Ramadan day 9 community activity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9 - community evening activity on Faubourg Saint-Denis corridor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French private sector payday Friday 27 February (last working day of month)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Tobacco price hike France 1 March 2026 - pre-hike stock-up PEAK day 2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B and Zone C school holidays - Friday tourist and residential peak; Ramadan day 10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0 - elevated community evening footfall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3 - evening iftar shopping surge on Faubourg Saint-Denis; suppression offset by community buying pattern</text:p>
          </table:table-cell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Zone B and Zone C school holidays continuing - local family footfall</text:p>
          </table:table-cell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-RSA payday approaching in 3 days (5 March) - anticipatory community spending</text:p>
          </table:table-cell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Eid al-Fitr 2026 - confirmed Friday 20 March by CFCM and Grande Mosquee de Paris; highest-impact religious event for Faubourg Saint-Denis Muslim community</text:p>
          </table:table-cell>
          <table:table-cell office:value-type="date" office:date-value="2026-03-20" calcext:value-type="date">
            <text:p>2026-03-20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is</text:p>
          </table:table-cell>
          <table:table-cell office:value-type="float" office:value="48.87199" calcext:value-type="float">
            <text:p>48.87199</text:p>
          </table:table-cell>
          <table:table-cell office:value-type="float" office:value="2.35598" calcext:value-type="float">
            <text:p>2.35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ost-January 1 tobacco price hike stock-up (11 days after hike)</text:p>
          </table:table-cell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ce_hike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Concert musique de chambre – Fondation Heinrich Heine CIUP (day after)</text:p>
          </table:table-cell>
          <table:table-cell office:value-type="date" office:date-value="2026-01-12" calcext:value-type="date">
            <text:p>2026-01-12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27 Boulevard Jourdan; 75014 Paris</text:p>
          </table:table-cell>
          <table:table-cell office:value-type="string" calcext:value-type="string">
            <text:p>Paris</text:p>
          </table:table-cell>
          <table:table-cell office:value-type="float" office:value="48.82" calcext:value-type="float">
            <text:p>48.82</text:p>
          </table:table-cell>
          <table:table-cell office:value-type="float" office:value="2.3387" calcext:value-type="float">
            <text:p>2.338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oncert_hall</text:p>
          </table:table-cell>
          <table:table-cell office:value-type="string" calcext:value-type="string">
            <text:p>concert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Public sector payday 28th January 2026</text:p>
          </table:table-cell>
          <table:table-cell office:value-type="date" office:date-value="2026-01-28" calcext:value-type="date">
            <text:p>2026-01-28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gle_places</text:p>
          </table:table-cell>
          <table:table-cell office:value-type="string" calcext:value-type="string">
            <text:p>Marché Glacière – weekly Wednesday market (context zone 722m)</text:p>
          </table:table-cell>
          <table:table-cell office:value-type="date" office:date-value="2026-01-28" calcext:value-type="date">
            <text:p>2026-01-28</text:p>
          </table:table-cell>
          <table:table-cell table:style-name="ce3" office:value-type="time" office:time-value="PT08H00M00S" calcext:value-type="time">
            <text:p>08:00:00 AM</text:p>
          </table:table-cell>
          <table:table-cell office:value-type="string" calcext:value-type="string">
            <text:p>113 Rue de la Glacière; 75013 Paris</text:p>
          </table:table-cell>
          <table:table-cell office:value-type="string" calcext:value-type="string">
            <text:p>Paris</text:p>
          </table:table-cell>
          <table:table-cell office:value-type="float" office:value="48.8275" calcext:value-type="float">
            <text:p>48.8275</text:p>
          </table:table-cell>
          <table:table-cell office:value-type="float" office:value="2.3424" calcext:value-type="float">
            <text:p>2.3424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market</text:p>
          </table:table-cell>
          <table:table-cell office:value-type="float" office:value="800" calcext:value-type="float">
            <text:p>8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3 – early Ramadan elevated footfall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Winter school holidays Zone C Paris (Feb 14 – Mar 2 2026)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Zone C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7 – early Ramadan footfall peak</text:p>
          </table:table-cell>
          <table:table-cell office:value-type="date" office:date-value="2026-02-23" calcext:value-type="date">
            <text:p>2026-02-2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Winter school holidays Zone C Paris</text:p>
          </table:table-cell>
          <table:table-cell office:value-type="date" office:date-value="2026-02-23" calcext:value-type="date">
            <text:p>2026-02-2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Paris Zone C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hool_holiday_window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nue_official_site</text:p>
          </table:table-cell>
          <table:table-cell office:value-type="string" calcext:value-type="string">
            <text:p>Concert lyrique classique – Fondation Heine CIUP (day after; 321m)</text:p>
          </table:table-cell>
          <table:table-cell office:value-type="date" office:date-value="2026-02-23" calcext:value-type="date">
            <text:p>2026-02-23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27 Boulevard Jourdan; 75014 Paris</text:p>
          </table:table-cell>
          <table:table-cell office:value-type="string" calcext:value-type="string">
            <text:p>Paris</text:p>
          </table:table-cell>
          <table:table-cell office:value-type="float" office:value="48.82" calcext:value-type="float">
            <text:p>48.82</text:p>
          </table:table-cell>
          <table:table-cell office:value-type="float" office:value="2.3387" calcext:value-type="float">
            <text:p>2.338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oncert_hall</text:p>
          </table:table-cell>
          <table:table-cell office:value-type="string" calcext:value-type="string">
            <text:p>concert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Last working day of February 2026 – private sector payday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1 – Ramadan footfall pattern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Paris Volley vs Montpellier – Ligue A Salle Charpy Charlety (day before; 399m)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99 Boulevard Kellermann; 75013 Paris</text:p>
          </table:table-cell>
          <table:table-cell office:value-type="string" calcext:value-type="string">
            <text:p>Paris</text:p>
          </table:table-cell>
          <table:table-cell office:value-type="float" office:value="48.8185" calcext:value-type="float">
            <text:p>48.8185</text:p>
          </table:table-cell>
          <table:table-cell office:value-type="float" office:value="2.3467" calcext:value-type="float">
            <text:p>2.346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ports_match</text:p>
          </table:table-cell>
          <table:table-cell office:value-type="float" office:value="1850" calcext:value-type="float">
            <text:p>18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Ramadan 2026 day 18 – mid-to-late Ramadan peak footfall</text:p>
          </table:table-cell>
          <table:table-cell office:value-type="date" office:date-value="2026-03-06" calcext:value-type="date">
            <text:p>2026-03-0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day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uctural_calendar</text:p>
          </table:table-cell>
          <table:table-cell office:value-type="string" calcext:value-type="string">
            <text:p>CAF/RSA social benefit payments around 5th of month</text:p>
          </table:table-cell>
          <table:table-cell office:value-type="date" office:date-value="2026-03-06" calcext:value-type="date">
            <text:p>2026-03-06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yda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s_article</text:p>
          </table:table-cell>
          <table:table-cell office:value-type="string" calcext:value-type="string">
            <text:p>Eid al-Fitr eve 2026 – pre-Eid shopping and preparation day (Eid confirmed March 20)</text:p>
          </table:table-cell>
          <table:table-cell office:value-type="date" office:date-value="2026-03-19" calcext:value-type="date">
            <text:p>2026-03-19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Rue Vergniaud; 75013 Paris</text:p>
          </table:table-cell>
          <table:table-cell office:value-type="string" calcext:value-type="string">
            <text:p>Paris</text:p>
          </table:table-cell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madan_end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.82101" calcext:value-type="float">
            <text:p>48.82101</text:p>
          </table:table-cell>
          <table:table-cell office:value-type="float" office:value="2.34281" calcext:value-type="float">
            <text:p>2.3428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6-04-30" calcext:value-type="date">
            <text:p>2026-04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vernment_source</text:p>
          </table:table-cell>
          <table:table-cell office:value-type="string" calcext:value-type="string">
            <text:p>Course UNSS Athletisme Charlety (day after; 399m) – residual footfall</text:p>
          </table:table-cell>
          <table:table-cell office:value-type="date" office:date-value="2026-03-19" calcext:value-type="date">
            <text:p>2026-03-19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99 Boulevard Kellermann; 75013 Paris</text:p>
          </table:table-cell>
          <table:table-cell office:value-type="string" calcext:value-type="string">
            <text:p>Paris</text:p>
          </table:table-cell>
          <table:table-cell office:value-type="float" office:value="48.8185" calcext:value-type="float">
            <text:p>48.8185</text:p>
          </table:table-cell>
          <table:table-cell office:value-type="float" office:value="2.3467" calcext:value-type="float">
            <text:p>2.346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ports_match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2T14:38:40.081333150</dc:date>
    <meta:editing-duration>PT16M50S</meta:editing-duration>
    <meta:editing-cycles>2</meta:editing-cycles>
    <meta:generator>LibreOffice/24.2.7.2$Linux_X86_64 LibreOffice_project/420$Build-2</meta:generator>
    <meta:document-statistic meta:table-count="1" meta:cell-count="1640" meta:object-count="0"/>
  </office:meta>
</office:document-meta>
</file>